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Základnítext" style:family="paragraph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instruk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instrukce" style:family="text">
      <style:text-properties fo:color="#000000"/>
    </style:style>
    <style:style style:name="T23" style:parent-style-name="instrukce" style:family="text">
      <style:text-properties fo:color="#000000"/>
    </style:style>
    <style:style style:name="T24" style:parent-style-name="Standardnípísmoodstavce" style:family="text">
      <style:text-properties fo:font-weight="bold" style:font-weight-asian="bold"/>
    </style:style>
    <style:style style:name="T25" style:parent-style-name="Standardnípísmoodstavce" style:family="text">
      <style:text-properties fo:font-weight="bold" style:font-weight-asian="bold"/>
    </style:style>
    <style:style style:name="T26" style:parent-style-name="Značkapozn.podčarou" style:family="text">
      <style:text-properties fo:font-weight="normal" style:font-weight-asian="normal" fo:font-size="9pt" style:font-size-asian="9pt"/>
    </style:style>
    <style:style style:name="P27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75/2024</text:p>
            <text:p text:style-name="Normální">KVOP-44037/2024</text:p>
            <text:p text:style-name="Normální">06. 11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H. M.</text:p>
            <text:p text:style-name="Normální"/>
            <text:p text:style-name="Normální"><text:span text:style-name="T17">e-mail:</text:span></text:p>
            <text:p text:style-name="Normální"/>
            <text:p text:style-name="Normální"><text:s text:c="5"/></text:p>
            <text:p text:style-name="Normální"><text:s text:c="7"/></text:p>
            <text:p text:style-name="Normální"/>
            <text:p text:style-name="Normální"/>
          </table:table-cell>
        </table:table-row>
      </table:table>
      <text:h text:style-name="Nadpis1" text:outline-level="1">Sdělení<text:s/>o vyřízení žádosti o informace</text:h>
      <text:h text:style-name="Nadpis1" text:outline-level="1">podle zákona č. 106/1999 Sb., o svobodném přístupu k informacím</text:h>
      <text:p text:style-name="P18">Vážená paní,</text:p>
      <text:p text:style-name="Základnítext"><text:span text:style-name="T19">dne<text:s/></text:span><text:span text:style-name="T20">29. 10. 2024<text:s/></text:span><text:span text:style-name="T21">obdržel Kancelář veřejného ochránce práv Vaši žádost o informace. Žádáte o </text:span><text:span text:style-name="T22">informaci, zda ombudsman v minulosti již řešil otázku vý</text:span><text:span text:style-name="T23">povědních lhůt u smluv o poskytování pobytových sociálních služeb.</text:span></text:p>
      <text:p text:style-name="Základnítext"><text:span text:style-name="Silné">Dáváme Vám tyto informace</text:span>:</text:p>
      <text:p text:style-name="Základnítext">Veřejný ochránce práv ve svých zprávách ze systematických návštěv<text:s/><text:span text:style-name="T24">opakovaně kritizuje situace, kdy je výpovědní lhůta smlouvy o poskytování pobytové sociální služ</text:span><text:span text:style-name="T25">by v DOZP kratší než tři měsíce</text:span>. Toto kritické stanovisko vychází z povahy poskytovaných sociálních služeb, jejichž hlavním cílem je předcházet sociálnímu vyloučení a zamezovat prohlubování nepříznivé sociální situace.</text:p>
      <text:p text:style-name="Základnítext">Zároveň je třeba přihlédnout k tomu,<text:s/>že ubytování patří mezi základní činnosti při poskytování těchto služeb, a proto by měla být při stanovení délky výpovědní lhůty ze strany poskytovatele zohledněna úprava nájemní smlouvy na byt dle občanskoprávního zákona, která stanovuje minimální tříměsíční výpovědní lhůtu.<text:span text:style-name="Značkapozn.podčarou"><text:note text:note-class="footnote" text:id="_ftn0"><text:note-citation>1</text:note-citation><text:note-body><text:p text:style-name="Textpozn.podčarou"><text:s/><text:span text:style-name="T26"><text:tab/></text:span>Ustanovení § 2231 zákona č. 89/2012 Sb., občanského zákoníku, ve znění pozdějších předpisů.</text:p></text:note-body></text:note></text:span></text:p>
      <text:p text:style-name="Základnítext">Požadované informace lze vyčíst z Evidence stanovisek ochránce (ESO) na <text:a xlink:href="https://eso.ochrance.cz/" office:target-frame-name="_top" xlink:show="replace"><text:span text:style-name="Hypertextovýodkaz">eso.ochrance.cz</text:span></text:a><text:s/>Nejnovější dostupná zpráva, která se zabývá i délkou výpovědní lhůty u smlouvy o poskytování pobytové sociální služby v DOZP je přístupná také přes tento odkaz:<text:s/><text:a xlink:href="http://kvopap:81/KVOPEsoSearch/Nalezene/Edit/90201" office:target-frame-name="_top" xlink:show="replace"><text:span text:style-name="Hypertextovýodkaz">kvopap:81/KVOPEsoSearch/Nal</text:span><text:span text:style-name="Hypertextovýodkaz">ezene/Edit/90201</text:span></text:a>.</text:p>
      <text:p text:style-name="Základnítext">S pozdravem</text:p>
      <text:p text:style-name="P27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XQ55*</text:span></text:p>
        <text:p text:style-name="P12"><text:span text:style-name="T13">KVOPX00EXQ55</text:span>KVOPX00EXQ55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13T08:29:00Z</meta:creation-date>
    <dc:date>2024-12-13T08:39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2" meta:paragraph-count="3" meta:word-count="247" meta:character-count="1705" meta:row-count="12" meta:non-whitespace-character-count="1461"/>
  </office:meta>
</office:document-meta>
</file>